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4.135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08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2.302cm"/>
    </style:style>
    <style:style style:name="co12" style:family="table-column">
      <style:table-column-properties fo:break-before="auto" style:column-width="2.33cm"/>
    </style:style>
    <style:style style:name="co13" style:family="table-column">
      <style:table-column-properties fo:break-before="auto" style:column-width="3.217cm"/>
    </style:style>
    <style:style style:name="co14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4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Sábado</text:p>
          </table:table-cell>
          <table:table-cell office:value-type="time" office:time-value="PT23H45M00S">
            <text:p>23:45:00</text:p>
          </table:table-cell>
          <table:table-cell/>
          <table:table-cell office:value-type="date" office:date-value="2020-01-25">
            <text:p>25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Ámbar Gris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Sábado</text:p>
          </table:table-cell>
          <table:table-cell office:value-type="time" office:time-value="PT23H48M00S">
            <text:p>23:48:00</text:p>
          </table:table-cell>
          <table:table-cell/>
          <table:table-cell office:value-type="date" office:date-value="2020-01-25">
            <text:p>25/01/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Collar de perlas 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00H01M00S">
            <text:p>00:01:00</text:p>
          </table:table-cell>
          <table:table-cell office:value-type="string">
            <text:p>1 (0-2 am)</text:p>
          </table:table-cell>
          <table:table-cell office:value-type="date" office:date-value="2020-01-26">
            <text:p>26/01/20</text:p>
          </table:table-cell>
          <table:table-cell/>
          <table:table-cell office:value-type="string">
            <text:p>Libro de los mil añ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0H04M00S">
            <text:p>00:04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7H41M00S">
            <text:p>07:41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7H44M00S">
            <text:p>07:44:00</text:p>
          </table:table-cell>
          <table:table-cell office:value-type="string">
            <text:p>4 (6-8 am)</text:p>
          </table:table-cell>
          <table:table-cell office:value-type="date" office:date-value="2020-01-26">
            <text:p>26/01/20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8H04M00S">
            <text:p>08:04:00</text:p>
          </table:table-cell>
          <table:table-cell office:value-type="string">
            <text:p>5 (8-10am)</text:p>
          </table:table-cell>
          <table:table-cell office:value-type="date" office:date-value="2020-01-26">
            <text:p>26/01/20</text:p>
          </table:table-cell>
          <table:table-cell table:number-columns-repeated="8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08H39M00S">
            <text:p>08:39:00</text:p>
          </table:table-cell>
          <table:table-cell office:value-type="string">
            <text:p>5 (8-10am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08H56M00S">
            <text:p>08:56:00</text:p>
          </table:table-cell>
          <table:table-cell office:value-type="string">
            <text:p>5 (8-10am)</text:p>
          </table:table-cell>
          <table:table-cell office:value-type="date" office:date-value="200-01-25">
            <text:p>26/01/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Mediah 1</text:p>
          </table:table-cell>
          <table:table-cell office:value-type="string">
            <text:p>domingo</text:p>
          </table:table-cell>
          <table:table-cell office:value-type="time" office:time-value="PT09H13M00S">
            <text:p>09:13:00</text:p>
          </table:table-cell>
          <table:table-cell office:value-type="string">
            <text:p>5 (8-10am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"/>
        </table:table-row>
        <table:table-row table:style-name="ro3" table:number-rows-repeated="5">
          <table:table-cell table:style-name="Default" table:number-columns-repeated="13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table:number-columns-repeated="13"/>
          <table:table-cell table:style-name="ce5"/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09:27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6T09:27:34.46</dc:date>
    <meta:editing-duration>PT2H19M44S</meta:editing-duration>
    <meta:editing-cycles>23</meta:editing-cycles>
    <meta:generator>OpenOffice/4.1.7$Win32 OpenOffice.org_project/417m1$Build-9800</meta:generator>
    <meta:document-statistic meta:table-count="3" meta:cell-count="105" meta:object-count="0"/>
  </office:meta>
</office:document-meta>
</file>